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2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3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4" style:family="paragraph" style:parent-style-name="Standard">
      <style:paragraph-properties style:text-autospace="none" style:writing-mode="lr-tb"/>
      <style:text-properties fo:font-size="12pt" fo:language="en" fo:country="US" style:language-asian="en" style:country-asian="US" style:font-size-complex="12pt"/>
    </style:style>
    <style:style style:name="P5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6" style:family="paragraph" style:parent-style-name="Standard">
      <style:paragraph-properties fo:margin-left="0.4925in" fo:margin-right="0in" fo:text-indent="0in" style:auto-text-indent="false" style:text-autospace="none" style:writing-mode="lr-tb"/>
    </style:style>
    <style:style style:name="P7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9" style:family="paragraph" style:parent-style-name="Standard">
      <style:paragraph-properties style:text-autospace="none" style:writing-mode="lr-tb"/>
      <style:text-properties fo:font-size="12pt" fo:language="en" fo:country="US" style:language-asian="en" style:country-asian="US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Durtschi</text:p>
      <text:p text:style-name="P1">CS4500</text:p>
      <text:p text:style-name="P1">Artificial Intelligence</text:p>
      <text:p text:style-name="P1">Ron Peterson</text:p>
      <text:p text:style-name="P4"/>
      <text:p text:style-name="P4"/>
      <text:p text:style-name="P2">Chapter 8</text:p>
      <text:p text:style-name="P2"/>
      <text:p text:style-name="P4"/>
      <text:p text:style-name="P3">8.1</text:p>
      <text:p text:style-name="P5">An expert system could be created to give legal advice on the best way to end a marriage. <text:s/>Half of all marriages end in divorce, so the potential user base of an this expert system could be quite high. <text:s/>The knowledge engineer must be well versed in expert systems, but should also have a background in the legal system. <text:s/>The domain expert should be a divorce lawyer. <text:s/>In this case, the domain expert may be unwilling to share their knowledge, as I'm sure business for a divorce lawyer is quite good. <text:s/>A user of this system should expect that after answering questions about their marital situation, and reasons for wanting a divorce, the system will provide advice about getting a divorce, annulment, or trying to work it out with the spouse.</text:p>
      <text:p text:style-name="P5"/>
      <text:p text:style-name="P3">8.6</text:p>
      <text:p text:style-name="P5">http://devedzic.fon.rs/publications/ESWA2006.pdf</text:p>
      <text:p text:style-name="P5">The expert system shell I read about is called JavaDON. <text:s/>It is an open source expert system shell written in Java. <text:s/>One advantage of open source software like this is that anyone is free to modify and improve the software. <text:s/>You interact with this tool using a GUI, meaning that the knowledge engineer doesn't have to learn any kind of language or enter text at a command prompt to construct their knowledge base. <text:s/>The knowledge base is constructed using the basic primitives of frames, rules, and object/attribute/value tuples. <text:s/>The tool handles rule conflict resolution by firing the highest priority rule first, and only firing each rule a single time. <text:s/>The knowledge base can be exported as XML and converted to different expert system formats, to allow interoperability. <text:s/>The end user can interact with the expert system either through the Java GUI, or over the Web through a Java applet.</text:p>
      <text:p text:style-name="P5"/>
      <text:p text:style-name="P3">8.12</text:p>
      <text:p text:style-name="P5">http://www.ai-cbr.org/classroom/cbr-review.html</text:p>
      <text:p text:style-name="P6">It was interesting to learn that case based reasoning tools are based on Schank's scripts model. <text:s/>Solutions are added back into the database of cases, so the case base grows and improves with use. <text:s/>There is not a consensus on the information that should be contained in cases. <text:s/>Cases should be indexed based on the information they contain, so that they can be easily retrieved when a similar problem is encountered. <text:s/>Retrieving similar cases can be a difficult problem in itself, especially with a large case base. <text:s/>Many techniques have been developed to search through the case base, some using heuristics to find similar cases. <text:s/>One of the applications of case based reasoning is in the legal field, which makes sense, because lawyers make their arguments based on past cases and precedent. <text:s/>There was a case based reasoning tool developed called HYPO to make arguments in cases on patent law, for both the prosecutor and the defen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5in" text:min-label-width="0.25in"/>
      </text:list-level-style-number>
      <text:list-level-style-number text:level="3" text:style-name="RTF_5f_Num_20_2_20_3" style:num-suffix="." style:num-format="1">
        <style:list-level-properties text:space-before="0.75in" text:min-label-width="0.25in"/>
      </text:list-level-style-number>
      <text:list-level-style-number text:level="4" text:style-name="RTF_5f_Num_20_2_20_4" style:num-suffix="." style:num-format="1">
        <style:list-level-properties text:space-before="1in" text:min-label-width="0.25in"/>
      </text:list-level-style-number>
      <text:list-level-style-number text:level="5" text:style-name="RTF_5f_Num_20_2_20_5" style:num-suffix="." style:num-format="1">
        <style:list-level-properties text:space-before="1.25in" text:min-label-width="0.25in"/>
      </text:list-level-style-number>
      <text:list-level-style-number text:level="6" text:style-name="RTF_5f_Num_20_2_20_6" style:num-suffix="." style:num-format="1">
        <style:list-level-properties text:space-before="1.5in" text:min-label-width="0.25in"/>
      </text:list-level-style-number>
      <text:list-level-style-number text:level="7" text:style-name="RTF_5f_Num_20_2_20_7" style:num-suffix="." style:num-format="1">
        <style:list-level-properties text:space-before="1.75in" text:min-label-width="0.25in"/>
      </text:list-level-style-number>
      <text:list-level-style-number text:level="8" text:style-name="RTF_5f_Num_20_2_20_8" style:num-suffix="." style:num-format="1">
        <style:list-level-properties text:space-before="2in" text:min-label-width="0.25in"/>
      </text:list-level-style-number>
      <text:list-level-style-number text:level="9" text:style-name="RTF_5f_Num_20_2_20_9" style:num-suffix="." style:num-format="1">
        <style:list-level-properties text:space-before="2.25in" text:min-label-width="0.25in"/>
      </text:list-level-style-number>
      <text:list-level-style-number text:level="10" text:style-name="RTF_5f_Num_20_2_20_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2-24T21:10:59</meta:creation-date>
    <dc:date>2009-02-25T07:50:12</dc:date>
    <dc:language>en-US</dc:language>
    <meta:editing-cycles>24</meta:editing-cycles>
    <meta:editing-duration>PT2H38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462" meta:character-count="2740"/>
  </office:meta>
</office:document-meta>
</file>